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2" style:family="paragraph" style:parent-style-name="Standard">
      <style:text-properties fo:font-weight="bold" officeooo:rsid="001c9300" officeooo:paragraph-rsid="001c9300" style:font-weight-asian="bold" style:font-weight-complex="bold"/>
    </style:style>
    <style:style style:name="P3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4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5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6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9300" officeooo:paragraph-rsid="001c9300" style:font-weight-asian="normal" style:font-weight-complex="normal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9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10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11" style:family="paragraph" style:parent-style-name="Standard">
      <style:text-properties fo:font-weight="normal" officeooo:rsid="002024d0" officeooo:paragraph-rsid="002061ae" style:font-weight-asian="normal" style:font-weight-complex="normal"/>
    </style:style>
    <style:style style:name="P12" style:family="paragraph" style:parent-style-name="Standard">
      <style:text-properties fo:font-weight="normal" officeooo:rsid="00227a3d" officeooo:paragraph-rsid="00227a3d" style:font-weight-asian="normal" style:font-weight-complex="normal"/>
    </style:style>
    <style:style style:name="P13" style:family="paragraph" style:parent-style-name="Standard">
      <style:text-properties fo:font-weight="normal" officeooo:rsid="00227a3d" officeooo:paragraph-rsid="0023c4d5" style:font-weight-asian="normal" style:font-weight-complex="normal"/>
    </style:style>
    <style:style style:name="P14" style:family="paragraph" style:parent-style-name="Standard">
      <style:text-properties fo:font-weight="normal" officeooo:rsid="00227a3d" officeooo:paragraph-rsid="0035d43e" style:font-weight-asian="normal" style:font-weight-complex="normal"/>
    </style:style>
    <style:style style:name="P15" style:family="paragraph" style:parent-style-name="Standard">
      <style:text-properties fo:font-weight="normal" officeooo:rsid="00227a3d" officeooo:paragraph-rsid="00360d47" style:font-weight-asian="normal" style:font-weight-complex="normal"/>
    </style:style>
    <style:style style:name="P16" style:family="paragraph" style:parent-style-name="Standard">
      <style:text-properties fo:font-weight="bold" officeooo:rsid="001c9300" officeooo:paragraph-rsid="002180f9" style:font-weight-asian="bold" style:font-weight-complex="bold"/>
    </style:style>
    <style:style style:name="P17" style:family="paragraph" style:parent-style-name="Standard">
      <style:text-properties fo:font-weight="bold" officeooo:rsid="00227a3d" officeooo:paragraph-rsid="00227a3d" style:font-weight-asian="bold" style:font-weight-complex="bold"/>
    </style:style>
    <style:style style:name="P18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7a3d" officeooo:paragraph-rsid="0023c4d5" style:font-weight-asian="normal" style:font-weight-complex="normal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24d0" officeooo:paragraph-rsid="002024d0" style:font-weight-asian="normal" style:font-weight-complex="normal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e4fe8" officeooo:paragraph-rsid="001e4fe8" style:font-weight-asian="normal" style:font-weight-complex="normal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61ae" officeooo:paragraph-rsid="002061ae" style:font-weight-asian="normal" style:font-weight-complex="normal"/>
    </style:style>
    <style:style style:name="P23" style:family="paragraph" style:parent-style-name="Preformatted_20_Text">
      <style:text-properties fo:font-variant="normal" fo:text-transform="none" fo:color="#000000" fo:letter-spacing="normal" fo:font-weight="normal" officeooo:rsid="002024d0" officeooo:paragraph-rsid="002024d0" style:font-weight-asian="normal" style:font-weight-complex="normal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2b2a32" style:font-weight-asian="normal" style:font-weight-complex="normal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2f8313" style:font-weight-asian="normal" style:font-weight-complex="normal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0d663" style:font-weight-asian="normal" style:font-weight-complex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7b52b" style:font-weight-asian="normal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T1" style:family="text">
      <style:text-properties officeooo:rsid="002180f9"/>
    </style:style>
    <style:style style:name="T2" style:family="text">
      <style:text-properties style:text-position="super 58%" officeooo:rsid="002180f9"/>
    </style:style>
    <style:style style:name="T3" style:family="text">
      <style:text-properties officeooo:rsid="0027a59d"/>
    </style:style>
    <style:style style:name="T4" style:family="text">
      <style:text-properties style:font-name="monospace" fo:font-size="10.5pt" fo:font-style="normal"/>
    </style:style>
    <style:style style:name="T5" style:family="text">
      <style:text-properties style:font-name="monospace" fo:font-size="10.5pt" fo:font-style="normal" fo:font-weight="normal"/>
    </style:style>
    <style:style style:name="T6" style:family="text">
      <style:text-properties officeooo:rsid="002b8e04"/>
    </style:style>
    <style:style style:name="T7" style:family="text">
      <style:text-properties officeooo:rsid="002cbfa8"/>
    </style:style>
    <style:style style:name="T8" style:family="text">
      <style:text-properties officeooo:rsid="002dedf2"/>
    </style:style>
    <style:style style:name="T9" style:family="text">
      <style:text-properties officeooo:rsid="002f8313"/>
    </style:style>
    <style:style style:name="T10" style:family="text">
      <style:text-properties officeooo:rsid="0030d663"/>
    </style:style>
    <style:style style:name="T11" style:family="text">
      <style:text-properties officeooo:rsid="0030f275"/>
    </style:style>
    <style:style style:name="T12" style:family="text">
      <style:text-properties officeooo:rsid="003372e9"/>
    </style:style>
    <style:style style:name="T13" style:family="text">
      <style:text-properties officeooo:rsid="00352e7d"/>
    </style:style>
    <style:style style:name="T14" style:family="text">
      <style:text-properties officeooo:rsid="0037b5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dden Markov Model Based Named Entity Recognition</text:p>
      <text:p text:style-name="P1"/>
      <text:p text:style-name="P2">Experiment 1: <text:span text:style-name="T1">No Feature. 1</text:span><text:span text:style-name="T2">st</text:span><text:span text:style-name="T1"> order markov order</text:span></text:p>
      <text:p text:style-name="P2"/>
      <text:p text:style-name="P4">Hidden states:</text:p>
      <text:p text:style-name="P4">Output:</text:p>
      <text:p text:style-name="P4">N-gram:</text:p>
      <text:p text:style-name="P4">Dealing with Unknowns:</text:p>
      <text:p text:style-name="P4">Probability Calculations:</text:p>
      <text:p text:style-name="P4"/>
      <text:p text:style-name="P7">&lt;HiddenMarkovModelTagger 1<text:span text:style-name="T11">0</text:span> states and 20252 output symbols&gt;</text:p>
      <text:p text:style-name="P8"/>
      <text:p text:style-name="P8">['ORG_Others', 'PER_Others', 'LOC_Event', 'PER_Victim', 'LOC_Others', 'PER_Accused', 'ORG_Victim', 'ORG_Accused', 'LOC_Accused', 'LOC_Victim']</text:p>
      <text:p text:style-name="P4"/>
      <text:p text:style-name="P5">For few documents, Number of tags and words are different.</text:p>
      <text:p text:style-name="P5"/>
      <text:p text:style-name="P21">======= Accuracy Class Wise =====================</text:p>
      <text:p text:style-name="P24"/>
      <text:p text:style-name="P8">Class <text:s text:c="3"/><text:tab/><text:tab/>Matched <text:tab/>Total <text:tab/>%</text:p>
      <text:p text:style-name="P8">--------------------------------------------</text:p>
      <text:p text:style-name="P8">PER_Others: <text:tab/>241 <text:tab/><text:tab/>1780 <text:tab/><text:tab/>13%</text:p>
      <text:p text:style-name="P8">PER_Victim: <text:tab/>8 <text:tab/><text:tab/>183 <text:tab/><text:tab/>4%</text:p>
      <text:p text:style-name="P8">PER_Accused: <text:tab/>121 <text:tab/><text:tab/>804 <text:tab/><text:tab/>15%</text:p>
      <text:p text:style-name="P8">ORG_Victim: <text:tab/>7 <text:tab/><text:tab/>51 <text:tab/><text:tab/>13%</text:p>
      <text:p text:style-name="P8">ORG_Accused: <text:tab/>174 <text:tab/><text:tab/>618 <text:tab/><text:tab/>28%</text:p>
      <text:p text:style-name="P8">ORG_Others: <text:tab/>338 <text:tab/><text:tab/>2455 <text:tab/><text:tab/>13%</text:p>
      <text:p text:style-name="P8">LOC_Accused: <text:tab/>2 <text:tab/><text:tab/>167 <text:tab/><text:tab/>1%</text:p>
      <text:p text:style-name="P8">LOC_Others: <text:tab/>222 <text:tab/><text:tab/>1748 <text:tab/><text:tab/>12%</text:p>
      <text:p text:style-name="P8">LOC_Event: <text:tab/><text:tab/>201 <text:tab/><text:tab/>1326 <text:tab/><text:tab/>15%</text:p>
      <text:p text:style-name="P8">LOC_Victim: <text:tab/>0 <text:tab/><text:tab/>60 <text:tab/><text:tab/>0%</text:p>
      <text:p text:style-name="P5"/>
      <text:p text:style-name="P28">Average Accuracy: <text:span text:style-name="T10">9%</text:span></text:p>
      <text:p text:style-name="P28"/>
      <text:p text:style-name="P28"/>
      <text:p text:style-name="P28"/>
      <text:p text:style-name="P16">Experiment <text:span text:style-name="T1">2</text:span>: <text:span text:style-name="T1">Features, 1</text:span><text:span text:style-name="T2">st</text:span><text:span text:style-name="T1"> order markov order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RF</text:p>
      <text:p text:style-name="P3"/>
      <text:p text:style-name="P6"><text:span text:style-name="T6">1. </text:span>Using NLTK</text:p>
      <text:p text:style-name="P6"/>
      <text:p text:style-name="P6">Feature: <text:s/></text:p>
      <text:p text:style-name="P6"/>
      <text:p text:style-name="P22">======= Accuracy Class Wise =====================</text:p>
      <text:p text:style-name="P24"/>
      <text:p text:style-name="P8">Class <text:s text:c="3"/><text:tab/><text:tab/>Matched <text:tab/>Total <text:tab/>%</text:p>
      <text:p text:style-name="P8">--------------------------</text:p>
      <text:p text:style-name="P8">PER_Others: 1351 1923 70%</text:p>
      <text:p text:style-name="P8">PER_Victim: 36 329 10%</text:p>
      <text:p text:style-name="P8">PER_Accused: 260 820 31%</text:p>
      <text:p text:style-name="P8">ORG_Victim: 0 55 0%</text:p>
      <text:p text:style-name="P8">ORG_Accused: 406 559 72%</text:p>
      <text:p text:style-name="P8">ORG_Others: 1215 2490 48%</text:p>
      <text:p text:style-name="P8">LOC_Accused: 0 155 0%</text:p>
      <text:p text:style-name="P8">LOC_Others: 1017 1795 56%</text:p>
      <text:p text:style-name="P8">LOC_Event: 581 1362 42%</text:p>
      <text:p text:style-name="P8">LOC_Victim: 0 54 0%</text:p>
      <text:p text:style-name="P11"/>
      <text:p text:style-name="P29">Average Accuracy: <text:span text:style-name="T14">32.9%</text:span></text:p>
      <text:p text:style-name="P6"/>
      <text:p text:style-name="P6"><text:span text:style-name="T6">2. </text:span>Using CRFSuite</text:p>
      <text:p text:style-name="P6"/>
      <text:p text:style-name="P6">Feature:</text:p>
      <text:p text:style-name="P6"/>
      <text:p text:style-name="P23"><text:s text:c="18"/><text:span text:style-name="T4">precision <text:s text:c="3"/>recall <text:s/>f1-score <text:s text:c="2"/>support</text:span></text:p>
      <text:p text:style-name="P30">-------------------------------------------------------------</text:p>
      <text:p text:style-name="P30"><text:span text:style-name="T5">LOC_Accused <text:s text:c="6"/>0.22 <text:s text:c="5"/>0.02 <text:s text:c="5"/>0.04 <text:s text:c="6"/>100</text:span></text:p>
      <text:p text:style-name="P30"><text:s text:c="2"/><text:span text:style-name="T5">LOC_Event <text:s text:c="6"/>0.52 <text:s text:c="5"/>0.39 <text:s text:c="5"/>0.44 <text:s text:c="5"/>1287</text:span></text:p>
      <text:p text:style-name="P30"><text:s/><text:span text:style-name="T5">LOC_Others <text:s text:c="6"/>0.59 <text:s text:c="5"/>0.58 <text:s text:c="5"/>0.58 <text:s text:c="5"/>1860</text:span></text:p>
      <text:p text:style-name="P30"><text:s/><text:span text:style-name="T5">LOC_Victim <text:s text:c="6"/>0.00 <text:s text:c="5"/>0.00 <text:s text:c="5"/>0.00 <text:s text:c="7"/>30</text:span></text:p>
      <text:p text:style-name="P30"><text:span text:style-name="T5">ORG_Accused <text:s text:c="6"/>0.66 <text:s text:c="5"/>0.62 <text:s text:c="5"/>0.64 <text:s text:c="6"/>517</text:span></text:p>
      <text:p text:style-name="P30"><text:s/><text:span text:style-name="T5">ORG_Others <text:s text:c="6"/>0.70 <text:s text:c="5"/>0.58 <text:s text:c="5"/>0.64 <text:s text:c="5"/>2463</text:span></text:p>
      <text:p text:style-name="P30"><text:s/><text:span text:style-name="T5">ORG_Victim <text:s text:c="6"/>0.33 <text:s text:c="5"/>0.03 <text:s text:c="5"/>0.05 <text:s text:c="7"/>68</text:span></text:p>
      <text:p text:style-name="P30"><text:span text:style-name="T5">PER_Accused <text:s text:c="6"/>0.58 <text:s text:c="5"/>0.40 <text:s text:c="5"/>0.47 <text:s text:c="6"/>679</text:span></text:p>
      <text:p text:style-name="P30"><text:s/><text:span text:style-name="T5">PER_Others <text:s text:c="6"/>0.77 <text:s text:c="5"/>0.75 <text:s text:c="5"/>0.76 <text:s text:c="5"/>2080</text:span></text:p>
      <text:p text:style-name="P30"><text:s/><text:span text:style-name="T5">PER_Victim <text:s text:c="6"/>0.33 <text:s text:c="5"/>0.16 <text:s text:c="5"/>0.21 <text:s text:c="6"/>309</text:span></text:p>
      <text:p text:style-name="P30"><text:s text:c="5"/></text:p>
      <text:p text:style-name="P24"/>
      <text:p text:style-name="P8">avg / total <text:s text:c="6"/>0.61 <text:s text:c="5"/>0.53 <text:s text:c="5"/>0.56 <text:s text:c="5"/>9846</text:p>
      <text:p text:style-name="P20"/>
      <text:p text:style-name="P20"/>
      <text:p text:style-name="P20"/>
      <text:p text:style-name="P20">======= Accuracy Class Wise =====================</text:p>
      <text:p text:style-name="P24"/>
      <text:p text:style-name="P8">Class <text:s text:c="3"/><text:tab/><text:tab/>Matched <text:tab/>Total <text:tab/>%</text:p>
      <text:p text:style-name="P8">------------------------------------------</text:p>
      <text:p text:style-name="P8">PER_Others: <text:tab/>1562 <text:tab/><text:tab/>2080 <text:tab/><text:tab/>75%</text:p>
      <text:p text:style-name="P8">PER_Victim: <text:tab/>48 <text:tab/><text:tab/>309<text:tab/><text:tab/>15%</text:p>
      <text:p text:style-name="P8">PER_Accused: <text:tab/>270 <text:tab/><text:tab/>679 <text:tab/><text:tab/>39%</text:p>
      <text:p text:style-name="P8">ORG_Victim: <text:tab/>2 <text:tab/><text:tab/>68 <text:tab/><text:tab/>2%</text:p>
      <text:p text:style-name="P8">ORG_Accused: <text:tab/>323 <text:tab/><text:tab/>517 <text:tab/><text:tab/>62%</text:p>
      <text:p text:style-name="P8">ORG_Others: <text:tab/>1436 <text:tab/><text:tab/>2463 <text:tab/><text:tab/>58%</text:p>
      <text:p text:style-name="P8">LOC_Accused: <text:tab/>2 <text:tab/><text:tab/>100 <text:tab/><text:tab/>2%</text:p>
      <text:p text:style-name="P8">LOC_Others: <text:tab/>1079 <text:tab/><text:tab/>1860 <text:tab/><text:tab/>58%</text:p>
      <text:p text:style-name="P8"><text:soft-page-break/>LOC_Event: <text:tab/><text:tab/>498 <text:tab/><text:tab/>1287 <text:tab/><text:tab/>38%</text:p>
      <text:p text:style-name="P8">LOC_Victim: <text:tab/>0 <text:tab/><text:tab/>30 <text:tab/><text:tab/>0%</text:p>
      <text:p text:style-name="P6"/>
      <text:p text:style-name="P26">Average Accuracy: <text:span text:style-name="T7">28.5%</text:span></text:p>
      <text:p text:style-name="P6"/>
      <text:p text:style-name="P6"><text:span text:style-name="T6">3. </text:span>Adding Previous Tag as Feature <text:span text:style-name="T12">(See if generated previous tag can be used)</text:span>:</text:p>
      <text:p text:style-name="P6"/>
      <text:p text:style-name="P6"/>
      <text:p text:style-name="P17"/>
      <text:p text:style-name="P17"/>
      <text:p text:style-name="P17"/>
      <text:p text:style-name="P17"/>
      <text:p text:style-name="P17"/>
      <text:p text:style-name="P17">LSTM</text:p>
      <text:p text:style-name="P17"/>
      <text:p text:style-name="P12">With word embedding created using Glove from dataset itself.</text:p>
      <text:p text:style-name="P12"/>
      <text:p text:style-name="P15">With <text:span text:style-name="T13">pre treained Golve </text:span>word embedding taken from <text:span text:style-name="T13">Stannford NLP</text:span>.</text:p>
      <text:p text:style-name="P17"/>
      <text:p text:style-name="P17">BLSTM<text:span text:style-name="T3">+Softmax</text:span></text:p>
      <text:p text:style-name="P17"/>
      <text:p text:style-name="P13">With word embedding created using Glove from dataset itself.</text:p>
      <text:p text:style-name="P13"/>
      <text:p text:style-name="P14">With <text:span text:style-name="T13">pre treained Golve </text:span>word embedding taken from <text:span text:style-name="T13">Stannford NLP</text:span>.</text:p>
      <text:p text:style-name="P17"/>
      <text:p text:style-name="P17"/>
      <text:p text:style-name="P17">BLSTM + CRF</text:p>
      <text:p text:style-name="P17"/>
      <text:p text:style-name="P13"><text:span text:style-name="T8">1. </text:span>With word embedding created using Glove from dataset itself.</text:p>
      <text:p text:style-name="P13"/>
      <text:p text:style-name="P13"><text:span text:style-name="T8">2. </text:span>With <text:span text:style-name="T13">pre treained Golve </text:span>word embedding taken from <text:span text:style-name="T13">Stannford NLP</text:span>.</text:p>
      <text:p text:style-name="P13"/>
      <text:p text:style-name="P19">======= Accuracy Class Wise =====================</text:p>
      <text:p text:style-name="P24"/>
      <text:p text:style-name="P8">Class <text:s text:c="3"/><text:tab/><text:tab/>Matched <text:tab/>Total <text:tab/>%</text:p>
      <text:p text:style-name="P8">------------------------------------------</text:p>
      <text:p text:style-name="P8">PER_Others: <text:tab/>662 <text:tab/><text:tab/>823 <text:tab/><text:tab/>80%</text:p>
      <text:p text:style-name="P8">PER_Victim: <text:tab/>42 <text:tab/><text:tab/>182 <text:tab/><text:tab/>23%</text:p>
      <text:p text:style-name="P8">PER_Accused: <text:tab/>253 <text:tab/><text:tab/>428 <text:tab/><text:tab/>59%</text:p>
      <text:p text:style-name="P8">ORG_Victim: <text:tab/>3 <text:tab/><text:tab/>34 <text:tab/><text:tab/>8%</text:p>
      <text:p text:style-name="P8">ORG_Accused: <text:tab/>245 <text:tab/><text:tab/>317 <text:tab/><text:tab/>77%</text:p>
      <text:p text:style-name="P8">ORG_Others: <text:tab/>688 <text:tab/><text:tab/>1145 <text:tab/><text:tab/>60%</text:p>
      <text:p text:style-name="P8">LOC_Accused: <text:tab/>1 <text:tab/><text:tab/>75 <text:tab/><text:tab/>1%</text:p>
      <text:p text:style-name="P8">LOC_Others: <text:tab/>489 <text:tab/><text:tab/>907 <text:tab/><text:tab/>53%</text:p>
      <text:p text:style-name="P8">LOC_Event: <text:tab/><text:tab/>371 <text:tab/><text:tab/>680 <text:tab/><text:tab/>54%</text:p>
      <text:p text:style-name="P8">LOC_Victim: <text:tab/>0 <text:tab/><text:tab/>12 <text:tab/><text:tab/>0%</text:p>
      <text:p text:style-name="P13"/>
      <text:p text:style-name="P27">Average Accuracy: <text:span text:style-name="T9">40%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05:35.994846644</meta:creation-date>
    <meta:generator>LibreOffice/5.1.6.2$Linux_X86_64 LibreOffice_project/10m0$Build-2</meta:generator>
    <dc:date>2017-10-21T15:16:45.995383461</dc:date>
    <meta:editing-duration>P1DT14H56M28S</meta:editing-duration>
    <meta:editing-cycles>30</meta:editing-cycles>
    <meta:document-statistic meta:table-count="0" meta:image-count="0" meta:object-count="0" meta:page-count="3" meta:paragraph-count="96" meta:word-count="419" meta:character-count="3307" meta:non-whitespace-character-count="2525"/>
  </office:meta>
</office:document-meta>
</file>